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1" svg:font-family="'DejaVu Sans'" style:font-family-generic="swiss"/>
    <style:font-face style:name="aakar" svg:font-family="aakar"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color="#000000" style:font-name="aakar" fo:font-size="13pt" officeooo:rsid="0005aa8a" officeooo:paragraph-rsid="0005aa8a" style:font-size-asian="13pt" style:font-name-complex="aakar" style:font-size-complex="13pt"/>
    </style:style>
    <style:style style:name="P2" style:family="paragraph" style:parent-style-name="Standard">
      <style:paragraph-properties fo:text-align="end" style:justify-single-word="false" style:writing-mode="rl-tb"/>
      <style:text-properties fo:color="#000000" style:font-name="aakar" fo:font-size="13pt" officeooo:paragraph-rsid="0005aa8a" style:font-size-asian="13pt" style:font-name-complex="aakar" style:font-size-complex="13pt"/>
    </style:style>
    <style:style style:name="P3" style:family="paragraph" style:parent-style-name="Standard">
      <style:paragraph-properties fo:text-align="end" style:justify-single-word="false" style:writing-mode="rl-tb"/>
      <style:text-properties fo:color="#000000" style:font-name="aakar" fo:font-size="13pt" officeooo:paragraph-rsid="00074228" style:font-size-asian="13pt" style:font-name-complex="aakar" style:font-size-complex="13pt"/>
    </style:style>
    <style:style style:name="P4" style:family="paragraph" style:parent-style-name="Standard">
      <style:paragraph-properties fo:text-align="end" style:justify-single-word="false" style:writing-mode="rl-tb"/>
      <style:text-properties fo:color="#000000" style:font-name="aakar" fo:font-size="13pt" officeooo:paragraph-rsid="0007afc0" style:font-size-asian="13pt" style:font-name-complex="aakar" style:font-size-complex="13pt"/>
    </style:style>
    <style:style style:name="P5" style:family="paragraph" style:parent-style-name="Standard">
      <style:paragraph-properties fo:text-align="end" style:justify-single-word="false" style:writing-mode="rl-tb"/>
      <style:text-properties fo:color="#000000" style:font-name="aakar" fo:font-size="13pt" officeooo:rsid="00074228" officeooo:paragraph-rsid="00074228" style:font-size-asian="13pt" style:font-name-complex="aakar" style:font-size-complex="13pt"/>
    </style:style>
    <style:style style:name="P6" style:family="paragraph" style:parent-style-name="Standard">
      <style:paragraph-properties fo:text-align="end" style:justify-single-word="false" style:writing-mode="rl-tb"/>
      <style:text-properties fo:color="#000000" style:font-name="aakar" fo:font-size="13pt" officeooo:rsid="0007afc0" officeooo:paragraph-rsid="0007afc0" style:font-size-asian="13pt" style:font-name-complex="aakar" style:font-size-complex="13pt"/>
    </style:style>
    <style:style style:name="P7" style:family="paragraph" style:parent-style-name="Standard">
      <style:paragraph-properties fo:text-align="end" style:justify-single-word="false" style:writing-mode="rl-tb"/>
      <style:text-properties fo:color="#000000" style:font-name="aakar" fo:font-size="14pt" fo:font-weight="bold" officeooo:paragraph-rsid="00074228" style:font-size-asian="14pt" style:font-weight-asian="bold" style:font-name-complex="aakar" style:font-size-complex="14pt" style:font-weight-complex="bold"/>
    </style:style>
    <style:style style:name="P8" style:family="paragraph" style:parent-style-name="Standard">
      <style:paragraph-properties fo:text-align="end" style:justify-single-word="false" style:writing-mode="rl-tb"/>
      <style:text-properties fo:color="#000000" style:font-name="aakar" fo:font-size="15pt" fo:font-weight="bold" officeooo:rsid="0005aa8a" officeooo:paragraph-rsid="0005aa8a" style:font-size-asian="15pt" style:font-weight-asian="bold" style:font-name-complex="aakar" style:font-size-complex="15pt" style:font-weight-complex="bold"/>
    </style:style>
    <style:style style:name="P9" style:family="paragraph" style:parent-style-name="Standard">
      <style:paragraph-properties fo:text-align="end" style:justify-single-word="false" style:writing-mode="rl-tb"/>
      <style:text-properties style:font-name="aakar" fo:font-size="13pt" officeooo:paragraph-rsid="00074228" style:font-size-asian="13pt" style:font-name-complex="aakar" style:font-size-complex="13pt"/>
    </style:style>
    <style:style style:name="P10" style:family="paragraph" style:parent-style-name="Standard">
      <style:paragraph-properties fo:text-align="start" style:justify-single-word="false" style:writing-mode="lr-tb"/>
      <style:text-properties fo:color="#000000" style:font-name="aakar" fo:font-size="13pt" officeooo:paragraph-rsid="00074228" style:font-size-asian="13pt" style:font-name-complex="aakar" style:font-size-complex="13pt"/>
    </style:style>
    <style:style style:name="P11" style:family="paragraph" style:parent-style-name="Standard">
      <style:paragraph-properties fo:text-align="start" style:justify-single-word="false" style:writing-mode="lr-tb"/>
      <style:text-properties fo:color="#000000" style:font-name="aakar" fo:font-size="13pt" officeooo:paragraph-rsid="0007afc0" style:font-size-asian="13pt" style:font-name-complex="aakar" style:font-size-complex="13pt"/>
    </style:style>
    <style:style style:name="P12" style:family="paragraph" style:parent-style-name="Standard">
      <style:paragraph-properties fo:text-align="start" style:justify-single-word="false" style:writing-mode="lr-tb"/>
      <style:text-properties fo:color="#000000" style:font-name="aakar" fo:font-size="13pt" officeooo:rsid="00074228" officeooo:paragraph-rsid="00074228" style:font-size-asian="13pt" style:font-name-complex="aakar" style:font-size-complex="13pt"/>
    </style:style>
    <style:style style:name="P13" style:family="paragraph" style:parent-style-name="Standard">
      <style:paragraph-properties fo:text-align="start" style:justify-single-word="false" style:writing-mode="lr-tb"/>
      <style:text-properties fo:color="#000000" style:font-name="aakar" fo:font-size="13pt" officeooo:rsid="00074228" officeooo:paragraph-rsid="0007afc0" style:font-size-asian="13pt" style:font-name-complex="aakar" style:font-size-complex="13pt"/>
    </style:style>
    <style:style style:name="P14" style:family="paragraph" style:parent-style-name="Standard">
      <style:paragraph-properties fo:text-align="start" style:justify-single-word="false" style:writing-mode="lr-tb"/>
      <style:text-properties fo:color="#000000" style:font-name="aakar" fo:font-size="13pt" officeooo:rsid="0007afc0" officeooo:paragraph-rsid="0007afc0" style:font-size-asian="13pt" style:font-name-complex="aakar" style:font-size-complex="13pt"/>
    </style:style>
    <style:style style:name="P15" style:family="paragraph" style:parent-style-name="Standard">
      <style:paragraph-properties fo:text-align="start" style:justify-single-word="false" style:writing-mode="lr-tb"/>
      <style:text-properties fo:color="#000000" style:font-name="aakar" fo:font-size="13pt" fo:font-weight="bold" officeooo:paragraph-rsid="0007afc0" style:font-size-asian="13pt" style:font-weight-asian="bold" style:font-name-complex="aakar" style:font-size-complex="13pt" style:font-weight-complex="bold"/>
    </style:style>
    <style:style style:name="P16" style:family="paragraph" style:parent-style-name="Standard">
      <style:paragraph-properties fo:text-align="start" style:justify-single-word="false" style:writing-mode="lr-tb"/>
      <style:text-properties fo:color="#000000" style:font-name="aakar" fo:font-size="13pt" fo:font-weight="bold" officeooo:rsid="00074228" officeooo:paragraph-rsid="0007afc0" style:font-size-asian="13pt" style:font-weight-asian="bold" style:font-name-complex="aakar" style:font-size-complex="13pt" style:font-weight-complex="bold"/>
    </style:style>
    <style:style style:name="P17" style:family="paragraph" style:parent-style-name="Standard">
      <style:paragraph-properties fo:text-align="start" style:justify-single-word="false" style:writing-mode="lr-tb"/>
      <style:text-properties fo:color="#000000" style:font-name="aakar" fo:font-size="13pt" fo:font-weight="bold" officeooo:rsid="0007afc0" officeooo:paragraph-rsid="0007afc0" style:font-size-asian="13pt" style:font-weight-asian="bold" style:font-name-complex="aakar" style:font-size-complex="13pt" style:font-weight-complex="bold"/>
    </style:style>
    <style:style style:name="T1" style:family="text">
      <style:text-properties officeooo:rsid="0005aa8a"/>
    </style:style>
    <style:style style:name="T2" style:family="text">
      <style:text-properties fo:color="#a9b7c6" style:font-name="JetBrains Mono" fo:font-size="10pt" fo:font-style="normal" fo:font-weight="normal" style:font-size-asian="10pt" style:font-style-asian="normal" style:font-weight-asian="normal"/>
    </style:style>
    <style:style style:name="T3" style:family="text">
      <style:text-properties fo:color="#000000" style:font-name="JetBrains Mono" fo:font-size="10pt" fo:font-style="normal" fo:font-weight="normal" officeooo:rsid="0005aa8a" style:font-size-asian="10pt" style:font-style-asian="normal" style:font-weight-asian="normal"/>
    </style:style>
    <style:style style:name="T4" style:family="text">
      <style:text-properties fo:color="#000000" style:font-name="JetBrains Mono" fo:font-size="10pt" fo:font-style="normal" fo:font-weight="normal" style:font-size-asian="10pt" style:font-style-asian="normal" style:font-weight-asian="normal"/>
    </style:style>
    <style:style style:name="T5" style:family="text">
      <style:text-properties fo:color="#000000" style:font-name="JetBrains Mono" fo:font-size="10pt" fo:font-style="normal" fo:font-weight="normal" officeooo:rsid="00074228" style:font-size-asian="10pt" style:font-style-asian="normal" style:font-weight-asian="normal"/>
    </style:style>
    <style:style style:name="T6" style:family="text">
      <style:text-properties fo:color="#000000" style:font-name="JetBrains Mono" fo:font-size="10pt" fo:font-style="normal" fo:font-weight="normal" officeooo:rsid="0007afc0" style:font-size-asian="10pt" style:font-style-asian="normal" style:font-weight-asian="normal" style:font-weight-complex="normal"/>
    </style:style>
    <style:style style:name="T7" style:family="text">
      <style:text-properties fo:color="#000000" style:font-name="JetBrains Mono" fo:font-size="10pt" fo:font-style="normal" fo:font-weight="bold" officeooo:rsid="00074228" style:font-size-asian="10pt" style:font-style-asian="normal" style:font-weight-asian="bold" style:font-weight-complex="bold"/>
    </style:style>
    <style:style style:name="T8" style:family="text">
      <style:text-properties fo:color="#000000" style:font-name="JetBrains Mono" fo:font-size="10pt" fo:font-style="normal" fo:font-weight="bold" officeooo:rsid="00074228" style:font-size-asian="10pt" style:font-style-asian="normal" style:font-weight-asian="bold" style:font-weight-complex="bold"/>
    </style:style>
    <style:style style:name="T9" style:family="text">
      <style:text-properties fo:color="#000000" style:font-name="JetBrains Mono" fo:font-size="10pt" fo:font-style="normal" fo:font-weight="bold" officeooo:rsid="0007afc0" style:font-size-asian="10pt" style:font-style-asian="normal" style:font-weight-asian="bold" style:font-weight-complex="bold"/>
    </style:style>
    <style:style style:name="T10" style:family="text">
      <style:text-properties fo:color="#000000" style:font-name="JetBrains Mono" fo:font-style="normal" fo:font-weight="bold" officeooo:rsid="00074228" style:font-style-asian="normal" style:font-weight-asian="bold" style:font-weight-complex="bold"/>
    </style:style>
    <style:style style:name="T11" style:family="text">
      <style:text-properties fo:color="#000000" style:font-name="JetBrains Mono" fo:font-style="normal" fo:font-weight="normal" officeooo:rsid="00074228" style:font-style-asian="normal" style:font-weight-asian="normal"/>
    </style:style>
    <style:style style:name="T12" style:family="text">
      <style:text-properties fo:color="#000000" style:font-name="JetBrains Mono" fo:font-style="normal" fo:font-weight="normal" officeooo:rsid="0007afc0" style:font-style-asian="normal" style:font-weight-asian="normal" style:font-weight-complex="normal"/>
    </style:style>
    <style:style style:name="T13" style:family="text">
      <style:text-properties fo:color="#000000" officeooo:rsid="0007afc0"/>
    </style:style>
    <style:style style:name="T14" style:family="text">
      <style:text-properties fo:color="#000000" fo:font-style="normal" fo:font-weight="bold" officeooo:rsid="00074228" style:font-style-asian="normal" style:font-weight-asian="bold" style:font-weight-complex="bold"/>
    </style:style>
    <style:style style:name="T15" style:family="text">
      <style:text-properties fo:color="#000000" fo:font-style="normal" fo:font-weight="normal" officeooo:rsid="00074228" style:font-style-asian="normal" style:font-weight-asian="normal"/>
    </style:style>
    <style:style style:name="T16" style:family="text">
      <style:text-properties fo:color="#000000" fo:font-style="normal" fo:font-weight="normal" officeooo:rsid="0007afc0" style:font-style-asian="normal" style:font-weight-asian="normal" style:font-weight-complex="normal"/>
    </style:style>
    <style:style style:name="T17" style:family="text">
      <style:text-properties fo:color="#ffc66d" style:font-name="JetBrains Mono" fo:font-size="10pt" fo:font-style="normal" fo:font-weight="normal" style:font-size-asian="10pt" style:font-style-asian="normal" style:font-weight-asian="normal"/>
    </style:style>
    <style:style style:name="T18" style:family="text">
      <style:text-properties fo:color="#ffc66d" style:font-name="JetBrains Mono" fo:font-size="10pt" fo:font-style="normal" fo:font-weight="normal" officeooo:rsid="00074228" style:font-size-asian="10pt" style:font-style-asian="normal" style:font-weight-asian="normal"/>
    </style:style>
    <style:style style:name="T19" style:family="text">
      <style:text-properties fo:color="#6a8759" style:font-name="JetBrains Mono" fo:font-size="10pt" fo:font-style="normal" fo:font-weight="normal" officeooo:rsid="00074228" style:font-size-asian="10pt" style:font-style-asian="normal" style:font-weight-asian="normal"/>
    </style:style>
    <style:style style:name="T20" style:family="text">
      <style:text-properties officeooo:rsid="0007afc0"/>
    </style:style>
    <style:style style:name="T21" style:family="text">
      <style:text-properties style:font-name="JetBrains Mono" fo:font-size="10pt" fo:font-style="normal" fo:font-weight="normal" style:font-size-asian="10pt" style:font-style-asian="normal" style:font-weight-asian="normal"/>
    </style:style>
    <style:style style:name="T22" style:family="text">
      <style:text-properties style:font-name="JetBrains Mono" fo:font-size="10pt" fo:font-style="normal" fo:font-weight="normal" style:font-size-asian="10pt" style:font-style-asian="normal" style:font-weight-asian="normal"/>
    </style:style>
    <style:style style:name="T23" style:family="text">
      <style:text-properties style:font-name="JetBrains Mono" fo:font-size="10pt" fo:font-style="normal" fo:font-weight="normal" style:font-size-asian="10pt" style:font-style-asian="normal" style:font-weight-asian="normal"/>
    </style:style>
    <style:style style:name="T24" style:family="text">
      <style:text-properties style:font-name="JetBrains Mono" fo:font-size="10pt" fo:font-style="normal" fo:font-weight="normal" style:font-size-asian="10pt" style:font-style-asian="normal" style:font-weight-asian="normal"/>
    </style:style>
    <style:style style:name="T25" style:family="text">
      <style:text-properties style:font-name="JetBrains Mono" fo:font-size="10pt" fo:font-style="normal" fo:font-weight="normal" style:font-size-asian="10pt" style:font-style-asian="normal" style:font-weight-asian="normal"/>
    </style:style>
    <style:style style:name="T26" style:family="text">
      <style:text-properties style:font-name="JetBrains Mono" fo:font-size="10pt" fo:font-style="normal" fo:font-weight="normal" officeooo:rsid="0005aa8a" style:font-size-asian="10pt" style:font-style-asian="normal" style:font-weight-asian="normal"/>
    </style:style>
    <style:style style:name="T27" style:family="text">
      <style:text-properties style:font-name="JetBrains Mono" fo:font-size="10pt" fo:font-style="normal" fo:font-weight="normal" officeooo:rsid="00074228" style:font-size-asian="10pt" style:font-style-asian="normal" style:font-weight-asian="normal"/>
    </style:style>
    <style:style style:name="T28" style:family="text">
      <style:text-properties style:font-name="JetBrains Mono" fo:font-size="10pt" fo:font-style="normal" fo:font-weight="normal" officeooo:rsid="00074228" style:font-size-asian="10pt" style:font-style-asian="normal" style:font-weight-asian="normal"/>
    </style:style>
    <style:style style:name="T29" style:family="text">
      <style:text-properties style:font-name="JetBrains Mono" fo:font-size="10pt" fo:font-style="normal" fo:font-weight="normal" officeooo:rsid="00074228" style:font-size-asian="10pt" style:font-style-asian="normal" style:font-weight-asian="normal"/>
    </style:style>
    <style:style style:name="T30" style:family="text">
      <style:text-properties style:font-name="JetBrains Mono" fo:font-size="10pt" fo:font-style="normal" fo:font-weight="normal" style:font-size-asian="10pt" style:font-style-asian="normal" style:font-weight-asian="normal"/>
    </style:style>
    <style:style style:name="T31" style:family="text">
      <style:text-properties style:font-name="JetBrains Mono" fo:font-size="10pt" fo:font-style="normal" fo:font-weight="bold" style:font-size-asian="10pt" style:font-style-asian="normal" style:font-weight-asian="bold" style:font-weight-complex="bold"/>
    </style:style>
    <style:style style:name="T32" style:family="text">
      <style:text-properties style:font-name="JetBrains Mono" fo:font-size="10pt" fo:font-style="normal" fo:font-weight="bold" style:font-size-asian="10pt" style:font-style-asian="normal" style:font-weight-asian="bold" style:font-weight-complex="bold"/>
    </style:style>
    <style:style style:name="T33" style:family="text">
      <style:text-properties style:font-name="JetBrains Mono" fo:font-size="10pt" fo:font-style="normal" fo:font-weight="bold" officeooo:rsid="00074228" style:font-size-asian="10pt" style:font-style-asian="normal" style:font-weight-asian="bold" style:font-weight-complex="bold"/>
    </style:style>
    <style:style style:name="T34" style:family="text">
      <style:text-properties style:font-name="JetBrains Mono" fo:font-size="10pt" fo:font-style="normal" fo:font-weight="bold" officeooo:rsid="00074228" style:font-size-asian="10pt" style:font-style-asian="normal" style:font-weight-asian="bold" style:font-weight-complex="bold"/>
    </style:style>
    <style:style style:name="T35" style:family="text">
      <style:text-properties style:font-name="JetBrains Mono" fo:font-size="10pt" fo:font-style="normal" fo:font-weight="bold" officeooo:rsid="00074228" style:font-size-asian="10pt" style:font-style-asian="normal" style:font-weight-asian="bold" style:font-weight-complex="bold"/>
    </style:style>
    <style:style style:name="T36" style:family="text">
      <style:text-properties style:font-name="JetBrains Mono" fo:font-size="10pt" fo:font-style="normal" style:font-size-asian="10pt" style:font-style-asian="normal"/>
    </style:style>
    <style:style style:name="T37" style:family="text">
      <style:text-properties style:font-name="JetBrains Mono" fo:font-style="normal" fo:font-weight="bold" style:font-style-asian="normal" style:font-weight-asian="bold" style:font-weight-complex="bold"/>
    </style:style>
    <style:style style:name="T38" style:family="text">
      <style:text-properties style:font-name="JetBrains Mono" fo:font-style="normal" fo:font-weight="bold" style:font-style-asian="normal" style:font-weight-asian="bold" style:font-weight-complex="bold"/>
    </style:style>
    <style:style style:name="T39" style:family="text">
      <style:text-properties style:font-name="JetBrains Mono" fo:font-style="normal" fo:font-weight="bold" officeooo:rsid="00074228" style:font-style-asian="normal" style:font-weight-asian="bold" style:font-weight-complex="bold"/>
    </style:style>
    <style:style style:name="T40" style:family="text">
      <style:text-properties style:font-name="JetBrains Mono" fo:font-style="normal" fo:font-weight="bold" officeooo:rsid="00074228" style:font-style-asian="normal" style:font-weight-asian="bold" style:font-weight-complex="bold"/>
    </style:style>
    <style:style style:name="T41" style:family="text">
      <style:text-properties style:font-name="JetBrains Mono" fo:font-style="normal" fo:font-weight="normal" style:font-style-asian="normal" style:font-weight-asian="normal"/>
    </style:style>
    <style:style style:name="T42" style:family="text">
      <style:text-properties style:font-name="JetBrains Mono" fo:font-style="normal" fo:font-weight="normal" officeooo:rsid="0005aa8a" style:font-style-asian="normal" style:font-weight-asian="normal"/>
    </style:style>
    <style:style style:name="T43" style:family="text">
      <style:text-properties style:font-name="JetBrains Mono" fo:font-style="normal" fo:font-weight="normal" officeooo:rsid="00074228" style:font-style-asian="normal" style:font-weight-asian="normal"/>
    </style:style>
    <style:style style:name="T44" style:family="text">
      <style:text-properties style:font-name="JetBrains Mono" fo:font-style="normal" fo:font-weight="normal" style:font-style-asian="normal" style:font-weight-asian="normal"/>
    </style:style>
    <style:style style:name="T45" style:family="text">
      <style:text-properties style:font-name="JetBrains Mono" fo:font-style="normal" fo:font-weight="normal" style:font-style-asian="normal" style:font-weight-asian="normal"/>
    </style:style>
    <style:style style:name="T46" style:family="text">
      <style:text-properties style:font-name="JetBrains Mono" fo:font-style="normal" fo:font-weight="normal" style:font-style-asian="normal" style:font-weight-asian="normal"/>
    </style:style>
    <style:style style:name="T47" style:family="text">
      <style:text-properties style:font-name="JetBrains Mono" fo:font-style="normal" fo:font-weight="normal" style:font-style-asian="normal" style:font-weight-asian="normal"/>
    </style:style>
    <style:style style:name="T48" style:family="text">
      <style:text-properties fo:font-style="normal" fo:font-weight="bold" style:font-style-asian="normal" style:font-weight-asian="bold" style:font-weight-complex="bold"/>
    </style:style>
    <style:style style:name="T49" style:family="text">
      <style:text-properties fo:font-style="normal" fo:font-weight="bold" style:font-style-asian="normal" style:font-weight-asian="bold" style:font-weight-complex="bold"/>
    </style:style>
    <style:style style:name="T50" style:family="text">
      <style:text-properties fo:font-style="normal" fo:font-weight="bold" officeooo:rsid="00074228" style:font-style-asian="normal" style:font-weight-asian="bold" style:font-weight-complex="bold"/>
    </style:style>
    <style:style style:name="T51" style:family="text">
      <style:text-properties fo:font-style="normal" fo:font-weight="bold" officeooo:rsid="00074228" style:font-style-asian="normal" style:font-weight-asian="bold" style:font-weight-complex="bold"/>
    </style:style>
    <style:style style:name="T52" style:family="text">
      <style:text-properties fo:font-style="normal" fo:font-weight="normal" style:font-style-asian="normal" style:font-weight-asian="normal"/>
    </style:style>
    <style:style style:name="T53" style:family="text">
      <style:text-properties fo:font-style="normal" fo:font-weight="normal" officeooo:rsid="0005aa8a" style:font-style-asian="normal" style:font-weight-asian="normal"/>
    </style:style>
    <style:style style:name="T54" style:family="text">
      <style:text-properties fo:font-style="normal" fo:font-weight="normal" officeooo:rsid="00074228" style:font-style-asian="normal" style:font-weight-asian="normal"/>
    </style:style>
    <style:style style:name="T55" style:family="text">
      <style:text-properties fo:font-style="normal" fo:font-weight="normal" style:font-style-asian="normal" style:font-weight-asian="normal"/>
    </style:style>
    <style:style style:name="T56" style:family="text">
      <style:text-properties fo:font-style="normal" fo:font-weight="normal" style:font-style-asian="normal" style:font-weight-asian="normal"/>
    </style:style>
    <style:style style:name="T57" style:family="text">
      <style:text-properties fo:font-style="normal" fo:font-weight="normal" style:font-style-asian="normal" style:font-weight-asian="normal"/>
    </style:style>
    <style:style style:name="T58" style:family="text">
      <style:text-properties fo:font-style="normal" fo:font-weight="normal" style:font-style-asian="normal" style:font-weight-asian="normal"/>
    </style:style>
    <style:style style:name="T59" style:family="text">
      <style:text-properties fo:font-style="normal" officeooo:rsid="0005aa8a" style:font-style-asian="normal"/>
    </style:style>
    <style:style style:name="T60" style:family="text">
      <style:text-properties fo:font-style="normal" officeooo:rsid="00074228" style:font-style-asian="normal"/>
    </style:style>
    <style:style style:name="T61" style:family="text">
      <style:text-properties fo:font-style="normal" style:font-style-asian="normal"/>
    </style:style>
    <style:style style:name="T62" style:family="text">
      <style:text-properties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b Crawler</text:p>
      <text:p text:style-name="P1">وب کرالر <text:span text:style-name="T20">نوشته شده</text:span> به این صورت عمل می کند که در ابتدا یک عدد به عنوان ورودی برای تعداد مقاله های حدودی برای واکشی از سایت می گیرد.</text:p>
      <text:p text:style-name="P2"><text:span text:style-name="T48">fetched_articles</text:span><text:span text:style-name="T52"> </text:span><text:span text:style-name="T53">دیکشنری است که در طول زمان مقاله های واکشی شده در ان (ایدی مقاله به عنوان کلید و داده های واکشی شده به عنوان مقدار) ذخیره می شوند.</text:span></text:p>
      <text:p text:style-name="P2"><text:span text:style-name="T53"/></text:p>
      <text:p text:style-name="P2"><text:span text:style-name="T1">سپس می توان مشخص کرد که از چند باروزر به صورت موازی استفاده می کند.از آنجایی که سرور های سایت محدودیتی در تعداد درخواست در زمان مشخصی دارند با اضافه کردن تعداد بیشتر باروزر سرعت واکشی حتما بالا نمی رود اما می توان با ست کردن تعداد باروزر به ۲ یا ۳ زمان پردازشی لود شدن صفحه و ارسال درخواست را کمتر کرد، که در اینجا این مقدار ۳ تنظیم شده و داده های ذخیره شده در فایل با ۳ باروزر واکشی شده اند.</text:span></text:p>
      <text:p text:style-name="P2"><text:span text:style-name="T1">در صورتی که تعداد بارزر ها زیاد باشد ممکن است در زمان های اول کار صف مقاله ها برای واکشی برای مدتی خالی شود در این صورت باروزر ها باید صبر کنند تا بقیه باروزر ها درخواست واکشی را کامل کنند تا در درون صف مقاله های جدیدی گذاشته شود برای همین متغییری از لیست بولین ها تعریف شده به نام </text:span><text:span text:style-name="T48">browsers_empty_q_flags</text:span><text:span text:style-name="T52"> </text:span><text:span text:style-name="T53">به این صورت که هر باروزر اگه به صف خالی برخورد کرد تا زمانی صف پر نشده مقدار بولین مربوط به خود را در این آرایه به True تغییر می دهد که بقیه باروزر ها بفهمند صف خالی است و درصورتی که همه باروزر ها به صف خالی برخورد کنند یعنی اینکه مقاله ای قرار نیست به صف اضافه شود و برنامه تمام شود.</text:span></text:p>
      <text:p text:style-name="P1"><text:span text:style-name="T53">د</text:span><text:span text:style-name="T52">ر طول برنامه ترد ها مقاله هایی که می خواهند واکشی کنند را اول چک می کنند که حتما قبلا واکشی نشده باشند و سپس اقدام به واکشی می کنند.</text:span></text:p>
      <text:p text:style-name="P2"><text:span text:style-name="T53"/></text:p>
      <text:p text:style-name="P2"><text:span text:style-name="T53">برای واکشی هر مقاله برای هر باروزر تابع </text:span><text:span text:style-name="T48">fetch_article_data_with_link</text:span><text:span text:style-name="T53"> تعریف شده که از باروزر مورد نظر اطلاعات مقاله مورد نظر را واکشی می کند.</text:span></text:p>
      <text:p text:style-name="P2"><text:span text:style-name="T53"/></text:p>
      <text:p text:style-name="P7"><text:span text:style-name="T59">ت</text:span><text:span text:style-name="T60">وضیحات مربوط به تابع </text:span><text:span text:style-name="T61">fetch_article_data_with_link</text:span></text:p>
      <text:p text:style-name="P5"><text:span text:style-name="T52">برای این تابع دو ورودی </text:span><text:span text:style-name="T48">link , browser</text:span><text:span text:style-name="T52"> تعریف شده است.</text:span></text:p>
      <text:p text:style-name="P3"><text:span text:style-name="T54">برای <text:s/>واکشی داده ها از کتابخونه </text:span><text:span text:style-name="T50">selenium</text:span><text:span text:style-name="T54"> استفاده شده است زیرا بسیاری از اطلاعات مقاله ها بعد از لود شدن صفحه و با </text:span><text:span text:style-name="T50">Ajax</text:span><text:span text:style-name="T54"> در صفحه قرار می گیرند برای همین این امکان وجود نداشت به یک </text:span><text:span text:style-name="T50">Get</text:span><text:span text:style-name="T54"> ساده اطلاعات را بگیریم.از انجایی که نمی دانیم چه مدت طول می کشد که اطلاعات مورد نیاز ما با </text:span><text:span text:style-name="T50">Ajax</text:span><text:span text:style-name="T54"> لود شوند تابع </text:span><text:span text:style-name="T48">execute_until_done</text:span><text:span text:style-name="T54"> .</text:span></text:p>
      <text:p text:style-name="P9"><text:span text:style-name="T14">execute_until_done</text:span><text:span text:style-name="T15"> به عنوان ورودی یک تابع می گیرد و تا زمانی که این تابع را بدون خطا کال نکرده است صبر می کند. این تابع تلاش خود را برای کال کردن تا مدت ۴ ثانیه انجام می دهد و در صورت موفق نبودن یه خطا </text:span><text:span text:style-name="T16">ایجاد</text:span><text:span text:style-name="T15"> می کند که در این صورت برنامه این لینک را در به ته صف منتقل می کند و سرغ لینک بعدی می رود.</text:span></text:p>
      <text:p text:style-name="P3"><text:span text:style-name="T54">تابع دیگری به نام </text:span><text:span text:style-name="T48">wait_until_load</text:span><text:span text:style-name="T54"> نیز تعریف شده که قبل از واکشی داده ها از سایت صدا زده می شود و تا زمانی دستور "</text:span><text:span text:style-name="T50">return document.readyState</text:span><text:span text:style-name="T54">” <text:s/>مقدار </text:span><text:span text:style-name="T50">complete</text:span><text:span text:style-name="T54"> را برنگردانده است، صبر می کند.</text:span></text:p>
      <text:p text:style-name="P3"><text:span text:style-name="T54"/></text:p>
      <text:p text:style-name="P3"><text:span text:style-name="T54"/></text:p>
      <text:p text:style-name="P3"><text:span text:style-name="T54"/></text:p>
      <text:p text:style-name="P3"><text:span text:style-name="T54"/></text:p>
      <text:p text:style-name="P3"><text:soft-page-break/><text:span text:style-name="T54">هر کدام از اطلاعات مقاله به صورت زیر استخراج می شوند:</text:span></text:p>
      <text:p text:style-name="P15"><text:span text:style-name="T61">id:</text:span></text:p>
      <text:p text:style-name="P11"><text:span text:style-name="T52">link.split(</text:span><text:span text:style-name="T52">"/"</text:span><text:span text:style-name="T52">)[-</text:span><text:span text:style-name="T52">1</text:span><text:span text:style-name="T52">]</text:span></text:p>
      <text:p text:style-name="P10"><text:span text:style-name="T52"/></text:p>
      <text:p text:style-name="P16"><text:span text:style-name="T61">title:</text:span></text:p>
      <text:p text:style-name="P13"><text:span text:style-name="T52">execute_until_done(</text:span><text:span text:style-name="T52">lambda</text:span><text:span text:style-name="T52">: browser.find_element_by_class_name(</text:span><text:span text:style-name="T52">"name"</text:span><text:span text:style-name="T52">).text)</text:span></text:p>
      <text:p text:style-name="P12"/>
      <text:p text:style-name="P16"><text:span text:style-name="T61">abstract:</text:span></text:p>
      <text:p text:style-name="P13"><text:span text:style-name="T52">execute_until_done(</text:span><text:span text:style-name="T52">lambda</text:span><text:span text:style-name="T52">: browser.find_elements_by_tag_name(</text:span><text:span text:style-name="T52">"p"</text:span><text:span text:style-name="T52">)[</text:span><text:span text:style-name="T52">2</text:span><text:span text:style-name="T52">].text)</text:span></text:p>
      <text:p text:style-name="P12"/>
      <text:p text:style-name="P16"><text:span text:style-name="T61">year:</text:span></text:p>
      <text:p text:style-name="P13"><text:span text:style-name="T52">execute_until_done(</text:span><text:span text:style-name="T52">lambda</text:span><text:span text:style-name="T52">: browser.find_element_by_class_name(</text:span><text:span text:style-name="T52">"year"</text:span><text:span text:style-name="T52">).text)</text:span></text:p>
      <text:p text:style-name="P12"/>
      <text:p text:style-name="P16"><text:span text:style-name="T61">all_authors_tag:</text:span></text:p>
      <text:p text:style-name="P13"><text:span text:style-name="T52">browser.find_elements_by_xpath(</text:span><text:span text:style-name="T52">"//*[@data-appinsights-key.bind='author.id']"</text:span><text:span text:style-name="T52">)</text:span></text:p>
      <text:p text:style-name="P12"/>
      <text:p text:style-name="P16"><text:span text:style-name="T61">ref_count:</text:span></text:p>
      <text:p text:style-name="P13"><text:span text:style-name="T52">int</text:span><text:span text:style-name="T52">(execute_until_done(</text:span><text:span text:style-name="T52">lambda</text:span><text:span text:style-name="T52">: browser.find_element_by_class_name(</text:span><text:span text:style-name="T52">"count"</text:span><text:span text:style-name="T52">).text))</text:span></text:p>
      <text:p text:style-name="P11"/>
      <text:p text:style-name="P4"><text:span text:style-name="T20">و درصورتی که تعداد مقالات نوشته شده در بالای صفحه(ref_count) بیشتر از صفر تا باشند اقدام به گرفتن خود رفرنس های می کند زیرا فرآیند پیدا کردن رفرنس مقداری زمان بر است با این کار سرعت کار افزایش می یابد:</text:span></text:p>
      <text:p text:style-name="P17"><text:span text:style-name="T36">all_references_tag:</text:span></text:p>
      <text:p text:style-name="P14"><text:span text:style-name="T52">browser.find_elements_by_class_name(</text:span><text:span text:style-name="T52">"primary_paper"</text:span><text:span text:style-name="T52">)</text:span></text:p>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1" svg:font-family="'DejaVu Sans'" style:font-family-generic="swiss"/>
    <style:font-face style:name="aakar" svg:font-family="aakar"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D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02-06T19:00:39.187377172</meta:creation-date>
    <dc:date>2021-02-06T19:33:40.827393821</dc:date>
    <meta:editing-duration>PT8M50S</meta:editing-duration>
    <meta:editing-cycles>2</meta:editing-cycles>
    <meta:generator>LibreOffice/6.3.2.2$Linux_X86_64 LibreOffice_project/30$Build-2</meta:generator>
    <meta:document-statistic meta:table-count="0" meta:image-count="0" meta:object-count="0" meta:page-count="2" meta:paragraph-count="28" meta:word-count="575" meta:character-count="3215" meta:non-whitespace-character-count="2666"/>
  </office:meta>
</office:document-meta>
</file>